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標楷體" svg:font-family="標楷體" style:font-family-generic="script"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新細明體" svg:font-family="新細明體"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8pt" style:font-name-asian="標楷體" style:font-size-asian="18pt" style:language-asian="zh" style:country-asian="TW" style:font-size-complex="18pt"/>
    </style:style>
    <style:style style:name="P3" style:family="paragraph" style:parent-style-name="Standard" style:master-page-name="">
      <style:paragraph-properties fo:margin-left="0cm" fo:margin-right="0cm" fo:line-height="150%" fo:text-align="start" style:justify-single-word="false" fo:text-indent="0cm" style:auto-text-indent="false" style:page-number="auto"/>
      <style:text-properties style:font-name="標楷體" fo:font-size="14pt" style:font-name-asian="標楷體" style:font-size-asian="14pt" style:language-asian="zh" style:country-asian="TW" style:font-size-complex="14pt"/>
    </style:style>
    <style:style style:name="P4" style:family="paragraph" style:parent-style-name="Standard" style:list-style-name="L1">
      <style:paragraph-properties fo:line-height="150%" fo:text-align="start" style:justify-single-word="false"/>
      <style:text-properties style:font-name="標楷體" fo:font-size="14pt" style:font-name-asian="標楷體" style:font-size-asian="14pt" style:language-asian="zh" style:country-asian="TW" style:font-size-complex="14pt"/>
    </style:style>
    <style:style style:name="P5" style:family="paragraph" style:parent-style-name="Standard" style:list-style-name="L5">
      <style:paragraph-properties fo:line-height="150%" fo:text-align="start" style:justify-single-word="false"/>
      <style:text-properties style:font-name="標楷體" fo:font-size="14pt" style:font-name-asian="標楷體" style:font-size-asian="14pt" style:language-asian="zh" style:country-asian="TW" style:font-size-complex="14pt"/>
    </style:style>
    <style:style style:name="P6" style:family="paragraph" style:parent-style-name="Standard" style:list-style-name="L2">
      <style:paragraph-properties fo:line-height="150%" fo:text-align="start" style:justify-single-word="false"/>
      <style:text-properties fo:font-size="14pt" style:font-name-asian="標楷體" style:font-size-asian="14pt" style:language-asian="zh" style:country-asian="TW" style:font-size-complex="14pt"/>
    </style:style>
    <style:style style:name="P7" style:family="paragraph" style:parent-style-name="Standard" style:list-style-name="L3">
      <style:paragraph-properties fo:line-height="150%" fo:text-align="start" style:justify-single-word="false"/>
      <style:text-properties fo:font-size="14pt" style:font-name-asian="標楷體" style:font-size-asian="14pt" style:language-asian="zh" style:country-asian="TW" style:font-size-complex="14pt"/>
    </style:style>
    <style:style style:name="P8" style:family="paragraph" style:parent-style-name="Standard" style:list-style-name="L4">
      <style:paragraph-properties fo:line-height="150%" fo:text-align="start" style:justify-single-word="false"/>
      <style:text-properties fo:font-size="14pt" style:font-name-asian="標楷體" style:font-size-asian="14pt" style:language-asian="zh" style:country-asian="TW" style:font-size-complex="14pt"/>
    </style:style>
    <style:style style:name="P9" style:family="paragraph" style:parent-style-name="Standard" style:list-style-name="L5">
      <style:paragraph-properties fo:line-height="150%" fo:text-align="start" style:justify-single-word="false"/>
      <style:text-properties fo:font-size="14pt" fo:font-weight="normal" style:font-size-asian="14pt" style:font-weight-asian="normal" style:font-size-complex="14pt" style:font-weight-complex="normal"/>
    </style:style>
    <style:style style:name="P10" style:family="paragraph" style:parent-style-name="Standard">
      <style:paragraph-properties fo:line-height="150%" fo:text-align="start" style:justify-single-word="false"/>
      <style:text-properties fo:font-variant="normal" fo:text-transform="none" fo:color="#000000" style:font-name="標楷體" fo:font-size="14pt" fo:letter-spacing="normal" style:font-name-asian="標楷體" style:font-size-asian="14pt" style:language-asian="zh" style:country-asian="TW" style:font-style-asian="normal" style:font-weight-asian="normal" style:font-size-complex="14pt"/>
    </style:style>
    <style:style style:name="P11" style:family="paragraph" style:parent-style-name="Standard" style:list-style-name="L5">
      <style:paragraph-properties fo:line-height="150%" fo:text-align="start" style:justify-single-word="false"/>
      <style:text-properties fo:font-variant="normal" fo:text-transform="none" fo:color="#000000" style:font-name="標楷體" fo:font-size="14pt" fo:letter-spacing="normal" style:font-name-asian="標楷體" style:font-size-asian="14pt" style:language-asian="zh" style:country-asian="TW" style:font-style-asian="normal" style:font-weight-asian="normal" style:font-size-complex="14pt"/>
    </style:style>
    <style:style style:name="P12" style:family="paragraph" style:parent-style-name="Standard" style:list-style-name="L5">
      <style:paragraph-properties fo:line-height="150%" fo:text-align="start" style:justify-single-word="false"/>
    </style:style>
    <style:style style:name="T1" style:family="text">
      <style:text-properties style:language-asian="zh" style:country-asian="TW"/>
    </style:style>
    <style:style style:name="T2" style:family="text">
      <style:text-properties fo:font-variant="normal" fo:text-transform="none" fo:color="#000000" style:font-name="標楷體" fo:font-size="14pt" fo:letter-spacing="normal" fo:font-weight="normal" style:font-name-asian="標楷體" style:font-size-asian="14pt" style:language-asian="zh" style:country-asian="TW" style:font-style-asian="normal" style:font-weight-asian="normal" style:font-size-complex="14pt" style:font-weight-complex="normal"/>
    </style:style>
    <style:style style:name="T3" style:family="text">
      <style:text-properties fo:font-variant="normal" fo:text-transform="none" fo:color="#000000" style:font-name="標楷體" fo:letter-spacing="normal" style:font-name-asian="標楷體" style:language-asian="zh" style:country-asian="TW" style:font-style-asian="normal"/>
    </style:style>
    <style:style style:name="T4" style:family="text">
      <style:text-properties fo:font-variant="normal" fo:text-transform="none" fo:color="#000000" style:font-name="標楷體" fo:letter-spacing="normal" fo:language="en" fo:country="US" style:font-name-asian="標楷體" style:language-asian="zh" style:country-asian="TW" style:font-style-asian="normal"/>
    </style:style>
    <style:style style:name="T5" style:family="text">
      <style:text-properties fo:language="en" fo:country="US"/>
    </style:style>
    <style:style style:name="T6" style:family="text">
      <style:text-properties fo:font-size="14pt" fo:font-weight="normal" style:font-name-asian="標楷體" style:font-size-asian="14pt" style:font-weight-asian="normal" style:font-size-complex="14pt" style:font-weight-complex="normal"/>
    </style:style>
    <text:list-style style:name="L1">
      <text:list-level-style-number text:level="1" style:num-suffix="、" style:num-format="一, 二, 三, ...">
        <style:list-level-properties text:list-level-position-and-space-mode="label-alignment">
          <style:list-level-label-alignment text:label-followed-by="nothing" fo:text-indent="0.021cm" fo:margin-left="0.019cm"/>
        </style:list-level-properties>
      </text:list-level-style-number>
      <text:list-level-style-number text:level="2" style:num-suffix="、" style:num-format="一, 二, 三, ...">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一, 二, 三, ...">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一, 二, 三, ...">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一, 二, 三, ...">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一, 二, 三, ...">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cm" fo:margin-left="1.97cm"/>
        </style:list-level-properties>
      </text:list-level-style-number>
      <text:list-level-style-number text:level="3" style:num-suffix="、" style:num-format="一, 二, 三, ...">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一, 二, 三, ...">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一, 二, 三, ...">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cm" fo:margin-left="1.9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cm" fo:margin-left="1.97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一, 二, 三, ..." text:start-value="6">
        <style:list-level-properties text:list-level-position-and-space-mode="label-alignment">
          <style:list-level-label-alignment text:label-followed-by="nothing" fo:text-indent="0.021cm" fo:margin-left="0.019cm"/>
        </style:list-level-properties>
      </text:list-level-style-number>
      <text:list-level-style-number text:level="2" style:num-suffix="." style:num-format="1">
        <style:list-level-properties text:list-level-position-and-space-mode="label-alignment">
          <style:list-level-label-alignment text:label-followed-by="listtab" fo:text-indent="-0.63cm" fo:margin-left="1.97cm"/>
        </style:list-level-properties>
      </text:list-level-style-number>
      <text:list-level-style-number text:level="3" style:num-suffix="、" style:num-format="一, 二, 三, ..." text:start-value="6">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一, 二, 三, ..." text:start-value="6">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一, 二, 三, ..." text:start-value="6">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一, 二, 三, ..." text:start-value="6">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一, 二, 三, ..." text:start-value="6">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一, 二, 三, ..." text:start-value="6">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一, 二, 三, ..." text:start-value="6">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一, 二, 三, ..." text:start-value="6">
        <style:list-level-properties text:list-level-position-and-space-mode="label-alignment">
          <style:list-level-label-alignment text:label-followed-by="nothing"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cm" fo:margin-left="1.97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基隆市安樂地政事務所</text:p>
      <text:p text:style-name="P2">105年度9月份第2次主管會議紀錄</text:p>
      <text:p text:style-name="P2"/>
      <text:list xml:id="list98696483077664401" text:style-name="L1">
        <text:list-item>
          <text:p text:style-name="P4">時間：中華民國105年9月29日下午2時整</text:p>
        </text:list-item>
        <text:list-item>
          <text:p text:style-name="P4">地點：三樓民眾談室</text:p>
        </text:list-item>
        <text:list-item>
          <text:p text:style-name="P4">主席：李主任慶華</text:p>
        </text:list-item>
        <text:list-item>
          <text:p text:style-name="P4">出席人員：張乃文、陳宗良、周力行、潘惠婉 <text:s text:c="11"/>紀錄：陳苑蒨</text:p>
        </text:list-item>
        <text:list-item>
          <text:p text:style-name="P4">各單位報告事項：</text:p>
        </text:list-item>
      </text:list>
      <text:list xml:id="list618189854800170254" text:style-name="L2">
        <text:list-item>
          <text:p text:style-name="P6">第一課</text:p>
        </text:list-item>
      </text:list>
      <text:list xml:id="list6635117745950619108" text:style-name="L3">
        <text:list-item>
          <text:p text:style-name="P7">本課9月1日至9月29日止，實價登錄案件共190件，其中憑證申報163件，線上申報紙本送件計4件，本所代填申報計23件，撤銷29件，駁回0件，另電話通知申報計45件。</text:p>
        </text:list-item>
        <text:list-item>
          <text:p text:style-name="P7">本市安樂區城上城案件，1198戶業已完成。</text:p>
        </text:list-item>
        <text:list-item>
          <text:p text:style-name="P7">本次颱風本課地籍資料庫與民眾等候區皆因樓上滲水而有淹水的現象，感謝二課值班人員余宗進與鄭經煌之協助，讓淹水情形獲得控制，今日業已全數清掃完畢。</text:p>
        </text:list-item>
      </text:list>
      <text:list xml:id="list31552638" text:continue-list="list618189854800170254" text:style-name="L2">
        <text:list-item>
          <text:p text:style-name="P6">第二課</text:p>
          <text:list>
            <text:list-item>
              <text:p text:style-name="P6">有關本市七堵區友蚋段港口小段13-4地號土地地籍圖與登記簿面積疑義乙案，於9月26日下午開會決議先行辦理面積更正再通知申請人。</text:p>
            </text:list-item>
            <text:list-item>
              <text:p text:style-name="P6">有關本市七堵區瑪陸坑段東勢中股小段93-23地號土地鑑界疑義乙案，訂於10月4日上午現場釐清。</text:p>
            </text:list-item>
            <text:list-item>
              <text:p text:style-name="P6">有關第34屈全國地政盃活動競賽，訂於10月12、13日假高雄市舉行，由地政處暨兩所組隊代表本市參加「男子桌球團體賽」、「3vs3鬥牛籃球比賽」、「趣味競賽」項目，練習時間：男子桌球團體賽、3vs3鬥牛籃球比賽、趣味競賽為9月28日、10月5日下午1時30分至5時30分，請轉知同仁，爭取佳績。</text:p>
            </text:list-item>
          </text:list>
        </text:list-item>
        <text:list-item>
          <text:p text:style-name="P6"><text:soft-page-break/>第三課</text:p>
          <text:list>
            <text:list-item>
              <text:p text:style-name="P6">本所於9月21日上午實施國家防災日演練，業已順利完成上傳演練照片，感謝各課同仁的配合。</text:p>
            </text:list-item>
            <text:list-item>
              <text:p text:style-name="P6">年度維護案購置之5台內網電腦已安裝完成，現正使用測試中，另5台外網電腦將於近期安裝，感謝資訊人員莉娟的協助。</text:p>
            </text:list-item>
            <text:list-item>
              <text:p text:style-name="P6">勞動部公告自106年1月1日起基本工資調整為21009元、每小時基本工資調整為133元，請會計協助調整106年度預算。</text:p>
            </text:list-item>
            <text:list-item>
              <text:p text:style-name="P6">本課替代役男鄧學澤於9月18日退役，9月14日撥交報到168次替代役男歐諳叡進行工作銜接，協助辦理實價登錄及公文檔管業務。</text:p>
            </text:list-item>
          </text:list>
        </text:list-item>
        <text:list-item>
          <text:p text:style-name="P6">人事</text:p>
          <text:list>
            <text:list-item>
              <text:p text:style-name="P6">有關公務人員保障暨培訓委員會函釋經該會撤銷升官等（資位）訓練及格資格者，可否歸責於受訓人員之認定標準案，惠請逕至本所網站查閱。 <text:s/></text:p>
            </text:list-item>
            <text:list-item>
              <text:p text:style-name="P6">提醒同仁欲申領年度未休假加班費者，請至本所差勤系統依下列程序辦理：<text:span text:style-name="T5">1.</text:span>具有<text:span text:style-name="T5">14</text:span>日以上休假之申請人<text:span text:style-name="T5">(</text:span>含職務代理人<text:span text:style-name="T5">)</text:span>部分：仍依申請休假流程辦理<text:span text:style-name="T5">(</text:span>事由點選共用詞庫第<text:span text:style-name="T5">2</text:span>頁：<text:span text:style-name="T5">105</text:span>年度休假日<text:span text:style-name="T5">)</text:span>。<text:span text:style-name="T5">2.</text:span>直屬主管部分：先按「檢視」進入簽核明細後，按「簽核意見」→「公用詞庫選擇」→點選第<text:span text:style-name="T5">2</text:span>頁之「因業務繁忙，所請休假一節不予同意，准予改發未休假加班費」項目→按「確定」後→再按「退回」按鈕，即可完成。【單位主管申請案，由主任退回；其餘同仁申請案則由課長退回】。 </text:p>
            </text:list-item>
            <text:list-item>
              <text:p text:style-name="P6">提醒本年度休假補助費尚未請領完竣者，及早規劃安排休假消費，俾利辦理請領作業。 </text:p>
            </text:list-item>
            <text:list-item>
              <text:p text:style-name="P6">臺北市立交響樂團，<text:span text:style-name="T5">10</text:span>月精選音樂會《尼爾森第三‧展心》，北北基市府員工<text:span text:style-name="T5">10</text:span>月<text:span text:style-name="T5">5</text:span>日前憑專屬訂票單可享專人服務及優惠，並可登錄公<text:soft-page-break/>務人員終身學習認證課程時數<text:span text:style-name="T5">3</text:span>小時，惠請轉知所屬同仁逕至公文系統佈告欄查閱。 </text:p>
            </text:list-item>
          </text:list>
        </text:list-item>
        <text:list-item>
          <text:p text:style-name="P6">會計</text:p>
        </text:list-item>
      </text:list>
      <text:list xml:id="list8827004409985514423" text:style-name="L4">
        <text:list-item>
          <text:list>
            <text:list-item>
              <text:p text:style-name="P8">本所本年度截至8月底止歲入及歲出執行率如下：</text:p>
              <text:list>
                <text:list-item>
                  <text:p text:style-name="P8">歲入部份：</text:p>
                  <text:list>
                    <text:list-item>
                      <text:p text:style-name="P8">罰金罰鍰及怠金 <text:s text:c="3"/>：105.68%</text:p>
                    </text:list-item>
                    <text:list-item>
                      <text:p text:style-name="P8">行政規費收入 <text:s text:c="5"/>：125.04%</text:p>
                    </text:list-item>
                    <text:list-item>
                      <text:p text:style-name="P8">使用規費收入 <text:s text:c="5"/>：128.57%</text:p>
                    </text:list-item>
                  </text:list>
                </text:list-item>
                <text:list-item>
                  <text:p text:style-name="P8">歲出部份：</text:p>
                  <text:list>
                    <text:list-item>
                      <text:p text:style-name="P8">行政管理 <text:s text:c="9"/>：93.27%</text:p>
                    </text:list-item>
                    <text:list-item>
                      <text:p text:style-name="P8">土地建物登記 <text:s text:c="5"/>：79.19%</text:p>
                    </text:list-item>
                    <text:list-item>
                      <text:p text:style-name="P8">土地建物測量及複丈：91.15%</text:p>
                    </text:list-item>
                    <text:list-item>
                      <text:p text:style-name="P8">平均地權 <text:s text:c="9"/>：90.83%</text:p>
                      <text:p text:style-name="P8">一般建築及設備 <text:s text:c="3"/>：94.06%</text:p>
                    </text:list-item>
                  </text:list>
                </text:list-item>
              </text:list>
            </text:list-item>
            <text:list-item>
              <text:p text:style-name="P8">行政院主計總處有關「105年9月各機關統計調查一覽表」已公佈於行政院主計總處網站，請轉知同仁或請同仁至該網站查詢、運用，避免詐騙案件發生並提升對於政府統計調查之認知。。</text:p>
            </text:list-item>
          </text:list>
        </text:list-item>
      </text:list>
      <text:list xml:id="list2283289479966851391" text:style-name="L5">
        <text:list-item>
          <text:p text:style-name="P11">主席指示事項</text:p>
          <text:list>
            <text:list-item>
              <text:p text:style-name="P12"><text:bookmark text:name="yui_3_16_0_1_1475560222913_2842"/><text:bookmark text:name="yui_3_16_0_1_1475560222913_2843"/><text:span text:style-name="T2">此次梅姬颱風二課輪值人員余宗進、鄭經煌及蕭俊明即時積極處理辦公室的積水，使同仁上</text:span><text:bookmark text:name="yui_3_16_0_1_1475560222913_2876"/><text:bookmark text:name="yui_3_16_0_1_1475560222913_2877"/><text:bookmark text:name="yui_3_16_0_1_1475560222913_2872"/><text:span text:style-name="T2">班時仍有一整潔的環境值得肯定及感謝，爾後各課仍請注意在颱風形成時對經常滲水處妥適</text:span><text:bookmark text:name="yui_3_16_0_1_1475560222913_2845"/><text:bookmark text:name="yui_3_16_0_1_1475560222913_2846"/><text:span text:style-name="T6">處理，另陽台的盆栽及樹木，亦可先行固定，以防狂風吹離造成周邊鄰里的傷害。</text:span></text:p>
            </text:list-item>
            <text:list-item>
              <text:p text:style-name="P9"><text:bookmark text:name="yui_3_16_0_1_1475560222913_2943"/><text:bookmark text:name="yui_3_16_0_1_1475560222913_2942"/><text:span text:style-name="T3">地政處電話禮貌測試，本所成績不甚理想，仍待加強，除請研考傳閱被測試的同仁注意外，仍請課長嚴加督導。</text:span><text:span text:style-name="T3"> </text:span></text:p>
            </text:list-item>
            <text:list-item>
              <text:p text:style-name="P9"><text:bookmark text:name="yui_3_16_0_1_1475560222913_2944"/><text:bookmark text:name="yui_3_16_0_1_1475560222913_2945"/><text:span text:style-name="T3">目前全省各地偽造土地登記證明文件日益昌獗，同仁們審核案件，通</text:span><text:soft-page-break/><text:span text:style-name="T3">知寄達處，務必注意依「加強防範偽造土地登記證明文件注意事項」辦理。</text:span><text:span text:style-name="T3"> </text:span></text:p>
            </text:list-item>
            <text:list-item>
              <text:p text:style-name="P9"><text:bookmark text:name="yui_3_16_0_1_1475560222913_2849"/><text:bookmark text:name="yui_3_16_0_1_1475560222913_2850"/><text:span text:style-name="T3">國賠事件處理小組召集人已由信義所蔡主任</text:span><text:span text:style-name="T3">指定，其餘外聘委員委員續聘，請一課協助辦理。 </text:span></text:p>
            </text:list-item>
            <text:list-item>
              <text:p text:style-name="P9"><text:bookmark text:name="yui_3_16_0_1_1475560222913_4997"/><text:bookmark text:name="yui_3_16_0_1_1475560222913_4998"/><text:span text:style-name="T4">9</text:span><text:bookmark text:name="yui_3_16_0_1_1475560222913_2852"/><text:bookmark text:name="yui_3_16_0_1_1475560222913_2853"/><text:span text:style-name="T3">月</text:span><text:span text:style-name="T4">20</text:span><text:span text:style-name="T3">日市長主持之「</text:span><text:bookmark text:name="yui_3_16_0_1_1475560222913_4869"/><text:span text:style-name="T4">106</text:span><text:span text:style-name="T3">年度地方總預算第一次審核會議」中，對本所編列之</text:span><text:span text:style-name="T4">106</text:span><text:span text:style-name="T3">年自辦土地重測經費非常支持，請陳課長先行準備人</text:span><text:span text:style-name="T3">員培訓及招商事宜，俾議會正式通過預算後即可著手辦理。 </text:span></text:p>
            </text:list-item>
          </text:list>
        </text:list-item>
      </text:list>
      <text:p text:style-name="P10"/>
      <text:list xml:id="list31561677" text:continue-numbering="true" text:style-name="L5">
        <text:list-item>
          <text:p text:style-name="P5">散會：下午2時50分</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標楷體" svg:font-family="標楷體" style:font-family-generic="script"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新細明體" svg:font-family="新細明體"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新細明體"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新細明體"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size="14pt" style:font-name-asian="標楷體"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zh" style:country-asian="TW"/>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span text:style-name="MT1"><text:page-count>4</text:page-count></text:span></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登記課 安樂地政</meta:initial-creator>
    <meta:creation-date>2016-06-29T13:28:16.62</meta:creation-date>
    <dc:date>2016-10-05T11:37:05.85</dc:date>
    <dc:creator>登記課 安樂地政</dc:creator>
    <meta:editing-duration>PT6H15M7S</meta:editing-duration>
    <meta:editing-cycles>21</meta:editing-cycles>
    <meta:generator>OpenOffice/4.1.2$Win32 OpenOffice.org_project/412m3$Build-9782</meta:generator>
    <meta:document-statistic meta:table-count="0" meta:image-count="0" meta:object-count="0" meta:page-count="4" meta:paragraph-count="46" meta:word-count="1716" meta:character-count="1933"/>
  </office:meta>
</office:document-meta>
</file>